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ac34" officeooo:paragraph-rsid="001dac34"/>
    </style:style>
    <style:style style:name="P2" style:family="paragraph" style:parent-style-name="Standard">
      <style:text-properties officeooo:rsid="001de49c" officeooo:paragraph-rsid="001de49c"/>
    </style:style>
    <style:style style:name="P3" style:family="paragraph" style:parent-style-name="Standard">
      <style:text-properties officeooo:rsid="001e3f62" officeooo:paragraph-rsid="001e3f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tou totalmente perdido</text:p>
      <text:p text:style-name="P1"/>
      <text:p text:style-name="P2">nasça bebê</text:p>
      <text:p text:style-name="P3">tstsfafa ega gggggg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20:21:58.990438633</meta:creation-date>
    <meta:generator>LibreOffice/6.0.7.3$Linux_X86_64 LibreOffice_project/00m0$Build-3</meta:generator>
    <dc:date>2021-02-21T23:53:47.474311439</dc:date>
    <meta:editing-duration>PT36S</meta:editing-duration>
    <meta:editing-cycles>4</meta:editing-cycles>
    <meta:document-statistic meta:table-count="0" meta:image-count="0" meta:object-count="0" meta:page-count="1" meta:paragraph-count="3" meta:word-count="8" meta:character-count="54" meta:non-whitespace-character-count="49"/>
  </office:meta>
</office:document-meta>
</file>